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80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table:number-columns-repeated="2"/>
          <table:table-cell table:style-name="ce13" table:formula="of:=[.F85]+[.E86]" office:value-type="float" office:value="5101.31" calcext:value-type="float">
            <text:p>5101</text:p>
          </table:table-cell>
          <table:table-cell/>
          <table:table-cell table:style-name="ce13" table:formula="of:=[.H85]+[.G86]" office:value-type="float" office:value="34570" calcext:value-type="float">
            <text:p>34570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4107.8699" calcext:value-type="currency">
            <text:p>4 107,87 €</text:p>
          </table:table-cell>
          <table:table-cell table:style-name="ce19" table:formula="of:=[.A86]*budgetjour-[.O86]" office:value-type="currency" office:currency="EUR" office:value="142.1301" calcext:value-type="currency">
            <text:p>14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5101.31" calcext:value-type="float">
            <text:p>5101</text:p>
          </table:table-cell>
          <table:table-cell/>
          <table:table-cell table:style-name="ce13" table:formula="of:=[.H86]+[.G87]" office:value-type="float" office:value="34570" calcext:value-type="float">
            <text:p>34570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4107.8699" calcext:value-type="currency">
            <text:p>4 107,87 €</text:p>
          </table:table-cell>
          <table:table-cell table:style-name="ce19" table:formula="of:=[.A87]*budgetjour-[.O87]" office:value-type="currency" office:currency="EUR" office:value="192.1301" calcext:value-type="currency">
            <text:p>1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5101.31" calcext:value-type="float">
            <text:p>5101</text:p>
          </table:table-cell>
          <table:table-cell/>
          <table:table-cell table:style-name="ce13" table:formula="of:=[.H87]+[.G88]" office:value-type="float" office:value="34570" calcext:value-type="float">
            <text:p>34570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4107.8699" calcext:value-type="currency">
            <text:p>4 107,87 €</text:p>
          </table:table-cell>
          <table:table-cell table:style-name="ce19" table:formula="of:=[.A88]*budgetjour-[.O88]" office:value-type="currency" office:currency="EUR" office:value="242.1301" calcext:value-type="currency">
            <text:p>24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5101.31" calcext:value-type="float">
            <text:p>5101</text:p>
          </table:table-cell>
          <table:table-cell/>
          <table:table-cell table:style-name="ce13" table:formula="of:=[.H88]+[.G89]" office:value-type="float" office:value="34570" calcext:value-type="float">
            <text:p>34570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4107.8699" calcext:value-type="currency">
            <text:p>4 107,87 €</text:p>
          </table:table-cell>
          <table:table-cell table:style-name="ce19" table:formula="of:=[.A89]*budgetjour-[.O89]" office:value-type="currency" office:currency="EUR" office:value="292.1301" calcext:value-type="currency">
            <text:p>2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5101.31" calcext:value-type="float">
            <text:p>5101</text:p>
          </table:table-cell>
          <table:table-cell/>
          <table:table-cell table:style-name="ce13" table:formula="of:=[.H89]+[.G90]" office:value-type="float" office:value="34570" calcext:value-type="float">
            <text:p>34570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4107.8699" calcext:value-type="currency">
            <text:p>4 107,87 €</text:p>
          </table:table-cell>
          <table:table-cell table:style-name="ce19" table:formula="of:=[.A90]*budgetjour-[.O90]" office:value-type="currency" office:currency="EUR" office:value="342.1301" calcext:value-type="currency">
            <text:p>342,1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5101.31" calcext:value-type="float">
            <text:p>5101</text:p>
          </table:table-cell>
          <table:table-cell/>
          <table:table-cell table:style-name="ce13" table:formula="of:=[.H90]+[.G91]" office:value-type="float" office:value="34570" calcext:value-type="float">
            <text:p>34570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4107.8699" calcext:value-type="currency">
            <text:p>4 107,87 €</text:p>
          </table:table-cell>
          <table:table-cell table:style-name="ce19" table:formula="of:=[.A91]*budgetjour-[.O91]" office:value-type="currency" office:currency="EUR" office:value="392.1301" calcext:value-type="currency">
            <text:p>3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5101.31" calcext:value-type="float">
            <text:p>5101</text:p>
          </table:table-cell>
          <table:table-cell/>
          <table:table-cell table:style-name="ce13" table:formula="of:=[.H91]+[.G92]" office:value-type="float" office:value="34570" calcext:value-type="float">
            <text:p>34570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4107.8699" calcext:value-type="currency">
            <text:p>4 107,87 €</text:p>
          </table:table-cell>
          <table:table-cell table:style-name="ce19" table:formula="of:=[.A92]*budgetjour-[.O92]" office:value-type="currency" office:currency="EUR" office:value="442.1301" calcext:value-type="currency">
            <text:p>442,13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5101.31" calcext:value-type="float">
            <text:p>5101</text:p>
          </table:table-cell>
          <table:table-cell/>
          <table:table-cell table:style-name="ce13" table:formula="of:=[.H92]+[.G93]" office:value-type="float" office:value="34570" calcext:value-type="float">
            <text:p>34570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4107.8699" calcext:value-type="currency">
            <text:p>4 107,87 €</text:p>
          </table:table-cell>
          <table:table-cell table:style-name="ce19" table:formula="of:=[.A93]*budgetjour-[.O93]" office:value-type="currency" office:currency="EUR" office:value="492.1301" calcext:value-type="currency">
            <text:p>4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5101.31" calcext:value-type="float">
            <text:p>5101</text:p>
          </table:table-cell>
          <table:table-cell/>
          <table:table-cell table:style-name="ce13" table:formula="of:=[.H93]+[.G94]" office:value-type="float" office:value="34570" calcext:value-type="float">
            <text:p>34570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4107.8699" calcext:value-type="currency">
            <text:p>4 107,87 €</text:p>
          </table:table-cell>
          <table:table-cell table:style-name="ce19" table:formula="of:=[.A94]*budgetjour-[.O94]" office:value-type="currency" office:currency="EUR" office:value="542.1301" calcext:value-type="currency">
            <text:p>542,13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5101.31" calcext:value-type="float">
            <text:p>5101</text:p>
          </table:table-cell>
          <table:table-cell/>
          <table:table-cell table:style-name="ce13" table:formula="of:=[.H94]+[.G95]" office:value-type="float" office:value="34570" calcext:value-type="float">
            <text:p>34570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4107.8699" calcext:value-type="currency">
            <text:p>4 107,87 €</text:p>
          </table:table-cell>
          <table:table-cell table:style-name="ce19" table:formula="of:=[.A95]*budgetjour-[.O95]" office:value-type="currency" office:currency="EUR" office:value="592.1301" calcext:value-type="currency">
            <text:p>5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5101.31" calcext:value-type="float">
            <text:p>5101</text:p>
          </table:table-cell>
          <table:table-cell/>
          <table:table-cell table:style-name="ce13" table:formula="of:=[.H95]+[.G96]" office:value-type="float" office:value="34570" calcext:value-type="float">
            <text:p>34570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4107.8699" calcext:value-type="currency">
            <text:p>4 107,87 €</text:p>
          </table:table-cell>
          <table:table-cell table:style-name="ce19" table:formula="of:=[.A96]*budgetjour-[.O96]" office:value-type="currency" office:currency="EUR" office:value="642.1301" calcext:value-type="currency">
            <text:p>642,13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2" table:default-cell-style-name="ce29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 table:number-columns-repeated="6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 table:number-columns-repeated="6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table:number-columns-repeated="7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table:number-columns-repeated="7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table:number-columns-repeated="7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table:number-columns-repeated="6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ferry, 15h30-21h45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Tempio Pausania</text:p>
          </table:table-cell>
          <table:table-cell table:number-columns-repeated="6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09:44:55.4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19T23:00:24.151000000</dc:date>
    <meta:editing-duration>P62DT5H19M58S</meta:editing-duration>
    <meta:editing-cycles>146</meta:editing-cycles>
    <meta:document-statistic meta:table-count="6" meta:cell-count="1879" meta:object-count="0"/>
  </office:meta>
</office:document-meta>
</file>